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7" style:family="paragraph" style:parent-style-name="Standard">
      <style:paragraph-properties fo:margin-top="0cm" fo:margin-bottom="0.106cm" loext:contextual-spacing="false"/>
      <style:text-properties officeooo:rsid="0011a6c5" officeooo:paragraph-rsid="00185753"/>
    </style:style>
    <style:style style:name="P8" style:family="paragraph" style:parent-style-name="Standard">
      <style:paragraph-properties fo:margin-top="0cm" fo:margin-bottom="0.106cm" loext:contextual-spacing="false"/>
      <style:text-properties fo:color="#800000" officeooo:rsid="00185753" officeooo:paragraph-rsid="00185753"/>
    </style:style>
    <style:style style:name="P9" style:family="paragraph" style:parent-style-name="Standard">
      <style:paragraph-properties fo:margin-top="0cm" fo:margin-bottom="0.106cm" loext:contextual-spacing="false"/>
      <style:text-properties fo:color="#800000" officeooo:rsid="00185753" officeooo:paragraph-rsid="0011a6c5"/>
    </style:style>
    <style:style style:name="P10" style:family="paragraph" style:parent-style-name="Standard">
      <style:text-properties fo:color="#3333ff" fo:font-style="italic" officeooo:paragraph-rsid="0015b3b3" style:font-style-asian="italic" style:font-style-complex="italic"/>
    </style:style>
    <style:style style:name="P11" style:family="paragraph" style:parent-style-name="Heading_20_2">
      <style:text-properties style:text-underline-style="solid" style:text-underline-width="auto" style:text-underline-color="font-color"/>
    </style:style>
    <style:style style:name="P12" style:family="paragraph" style:parent-style-name="Heading_20_2">
      <style:text-properties style:text-underline-style="solid" style:text-underline-width="auto" style:text-underline-color="font-color" officeooo:rsid="00150376" officeooo:paragraph-rsid="00150376"/>
    </style:style>
    <style:style style:name="P13" style:family="paragraph" style:parent-style-name="Text_20_body">
      <style:text-properties fo:color="#3333ff" fo:font-style="italic" style:font-style-asian="italic" style:font-style-complex="italic"/>
    </style:style>
    <style:style style:name="P14" style:family="paragraph" style:parent-style-name="Standard" style:list-style-name="WWNum2">
      <style:paragraph-properties fo:margin-left="1.27cm" fo:margin-right="0cm" fo:margin-top="0cm" fo:margin-bottom="0cm" loext:contextual-spacing="true" fo:line-height="115%" fo:text-indent="-0.635cm" style:auto-text-indent="false"/>
    </style:style>
    <style:style style:name="P15" style:family="paragraph" style:parent-style-name="Text_20_body" style:list-style-name="L1">
      <style:text-properties fo:color="#3333ff" fo:font-style="italic" officeooo:paragraph-rsid="0015b3b3" style:font-style-asian="italic" style:font-style-complex="italic"/>
    </style:style>
    <style:style style:name="P16" style:family="paragraph" style:parent-style-name="Text_20_body" style:list-style-name="L1">
      <style:text-properties fo:color="#3333ff" fo:font-style="italic" officeooo:paragraph-rsid="001aa880" style:font-style-asian="italic" style:font-style-complex="italic"/>
    </style:style>
    <style:style style:name="P17" style:family="paragraph" style:parent-style-name="Text_20_body" style:list-style-name="L1">
      <style:text-properties fo:color="#3333ff" fo:font-style="italic" officeooo:rsid="00335b55" officeooo:paragraph-rsid="0015b3b3" style:font-style-asian="italic" style:font-style-complex="italic"/>
    </style:style>
    <style:style style:name="P18" style:family="paragraph" style:parent-style-name="Text_20_body" style:list-style-name="L1">
      <style:text-properties fo:color="#3333ff" fo:font-style="italic" style:text-underline-style="none" officeooo:rsid="00150376" officeooo:paragraph-rsid="0015b3b3" style:font-style-asian="italic" style:font-style-complex="italic"/>
    </style:style>
    <style:style style:name="P19" style:family="paragraph" style:parent-style-name="Text_20_body" style:list-style-name="L1">
      <style:text-properties fo:color="#3333ff" fo:font-style="italic" style:text-underline-style="none" officeooo:rsid="001e6ff7" officeooo:paragraph-rsid="001e6ff7" style:font-style-asian="italic" style:font-style-complex="italic"/>
    </style:style>
    <style:style style:name="P20"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P21" style:family="paragraph" style:parent-style-name="Preformatted_20_Text">
      <style:paragraph-properties fo:margin-top="0cm" fo:margin-bottom="0.499cm" loext:contextual-spacing="false"/>
    </style:style>
    <style:style style:name="P22" style:family="paragraph" style:parent-style-name="Preformatted_20_Text">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style:style style:name="T15" style:family="text">
      <style:text-properties officeooo:rsid="0020467e"/>
    </style:style>
    <style:style style:name="T16" style:family="text">
      <style:text-properties officeooo:rsid="002057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ssier du Projet</text:p>
      <text:p text:style-name="P6"/>
      <text:p text:style-name="P7">GROUPE : </text:p>
      <text:p text:style-name="P8">Mehdi SABER</text:p>
      <text:p text:style-name="P8">Tanina BOUZIDI</text:p>
      <text:p text:style-name="P8">Florian PASQUIER</text:p>
      <text:p text:style-name="P8"/>
      <text:p text:style-name="P9"/>
      <text:p text:style-name="P4">Ce fichier reprend la description des documents demandés pour le projet. Vous devez le compléter et le mettre à disposition sur git. </text:p>
      <text:p text:style-name="P4"/>
      <text:p text:style-name="P1">T<text:span text:style-name="T3">ous les diagrammes devront être fournis avec un texte de présentation et des explications</text:span>.</text:p>
      <text:p text:style-name="P1"/>
      <text:p text:style-name="Heading_20_1"><text:span text:style-name="T4">1:</text:span>Documents pour CPOO </text:p>
      <text:p text:style-name="P13">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10">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Heading_20_2"><text:span text:style-name="T1">Détails : diagrammes de classe</text:span> (<text:span text:style-name="T10">5/60</text:span>points)</text:p>
      <text:p text:style-name="P3">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3">Vous expliquerez vos choix et les illustrerez par des diagrammes de classe.</text:p>
      <text:p text:style-name="P5"/>
      <text:p text:style-name="Heading_20_2"><text:span text:style-name="T1">Diagrammes de séquence</text:span> (<text:span text:style-name="T10">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oft-page-break/><text:span text:style-name="T4">2 :</text:span>Documents pour IHM </text:p>
      <text:p text:style-name="Heading_20_2"><text:span text:style-name="T1">Maquettes</text:span> (5 points/<text:span text:style-name="T2">30</text:span>)</text:p>
      <text:p text:style-name="P2">Vous devez, avant de programmer les interfaces, les concevoir au moyen d’un outil (mockup, ou scenebuilder). Les maquettes doivent être expliquées et commentées.</text:p>
      <text:p text:style-name="P1"/>
      <text:p text:style-name="Heading_20_1"><text:span text:style-name="T4">3:</text:span>Documents pour <text:span text:style-name="T4">gestion de projet</text:span></text:p>
      <text:p text:style-name="P1"/>
      <text:p text:style-name="Heading_20_2"><text:span text:style-name="T1">Cas d’utilisation</text:span> (3 points/<text:span text:style-name="T4">20</text:span>) </text:p>
      <text:p text:style-name="P2">Vous devez choisir quelques cas d’utilisation intéressants, et les représenter sous forme de diagrammes UML.</text:p>
      <text:p text:style-name="P1"/>
      <text:p text:style-name="P12">Cahier d’initialisation (2 points/20)</text:p>
      <text:p text:style-name="P10"><text:span text:style-name="T7">Description de votre jeu</text:span> </text:p>
      <text:list xml:id="list4124343077673390086" text:style-name="L1">
        <text:list-item>
          <text:list>
            <text:list-item>
              <text:p text:style-name="P15">la quête principale: <text:s/><text:span text:style-name="T11">Le héros, Jean-Michel, doit battre le méchant capitaliste afin de sauver la faune et la flore de sa planète, parce qu’on en a qu’une, quand même.</text:span></text:p>
            </text:list-item>
            <text:list-item>
              <text:p text:style-name="P17">les mécanismes: <text:span text:style-name="T12">ZQSD pour se déplacer, E pour interagir, autres interactions à définir sur la partie droite du clavier</text:span></text:p>
            </text:list-item>
            <text:list-item>
              <text:p text:style-name="P16">Quelques items <text:span text:style-name="T8">(armes, objets …) </text:span>qui peuvent être découverts et comment ils influent sur le comportement de <text:span text:style-name="T12">Jean-Michel: poings comme arme de base, et 1 arme dans chaque zone qui permet de mieux progresser (p.e arme moins efficace)</text:span> </text:p>
            </text:list-item>
            <text:list-item>
              <text:p text:style-name="P18">Quelques ennemis avec leur mode de déplacement et <text:span text:style-name="T13">d’</text:span>attaque: <text:span text:style-name="T14">tentacule ou sushi comme arme de base</text:span></text:p>
            </text:list-item>
            <text:list-item>
              <text:p text:style-name="P19"><text:span text:style-name="T14">P</text:span>lusieurs zones différentes, comportant chacune 1 miniboss, qui, une fois battu, donne un objet important.</text:p>
            </text:list-item>
          </text:list>
        </text:list-item>
      </text:list>
      <text:p text:style-name="P11"/>
      <text:p text:style-name="Heading_20_2"><text:span text:style-name="T1">Cahier de spécifications fonctionnelles</text:span> (<text:span text:style-name="T6">8</text:span> points/<text:span text:style-name="T4">20</text:span>)</text:p>
      <text:p text:style-name="P2"><text:span text:style-name="T5">cette partie </text:span><text:s/>devra être mis<text:span text:style-name="T6">e</text:span> à jour tout au long du projet pour décrire les spécifications fonctionnelles.</text:p>
      <text:p text:style-name="P1"/>
      <text:p text:style-name="P1"/>
      <text:p text:style-name="P1"/>
      <text:p text:style-name="P1"/>
      <text:p text:style-name="P1"><text:soft-page-break/></text:p>
      <text:p text:style-name="P1"/>
      <text:p text:style-name="P1"><text:tab/> <text:tab/> <text:tab/> <text:tab/></text:p>
      <text:list xml:id="list627616280482182181" text:style-name="WWNum2">
        <text:list-header>
          <text:p text:style-name="P14"/>
        </text:list-header>
      </text:list>
      <text:p text:style-name="P1"/>
      <text:p text:style-name="P1"/>
      <text:p text:style-name="P22"><text:span text:style-name="Source_20_Text"><text:s text:c="3"/>##Map:</text:span></text:p>
      <text:p text:style-name="Preformatted_20_Text"><text:span text:style-name="Source_20_Text">Generee a partir d'u</text:span><text:span text:style-name="Source_20_Text"><text:span text:style-name="T15">n</text:span></text:span><text:span text:style-name="Source_20_Text"> fichier.</text:span></text:p>
      <text:p text:style-name="Preformatted_20_Text"/>
      <text:p text:style-name="Preformatted_20_Text"><text:span text:style-name="Source_20_Text"><text:s text:c="4"/>##Collision:</text:span></text:p>
      <text:p text:style-name="Preformatted_20_Text"/>
      <text:p text:style-name="Preformatted_20_Text"><text:span text:style-name="Source_20_Text">#Avec objets:</text:span></text:p>
      <text:p text:style-name="Preformatted_20_Text"><text:span text:style-name="Source_20_Text">Chaque personnage a en attribut la classe Gestio</text:span><text:span text:style-name="Source_20_Text"><text:span text:style-name="T16">n</text:span></text:span><text:span text:style-name="Source_20_Text">Collision. Si l'id devant le personnage sur la map appartient a la liste d'obstacle alors il ne peut avancer.</text:span></text:p>
      <text:p text:style-name="Preformatted_20_Text"/>
      <text:p text:style-name="Preformatted_20_Text"><text:span text:style-name="Source_20_Text">#Entre personnages:</text:span></text:p>
      <text:p text:style-name="Preformatted_20_Text"><text:span text:style-name="Source_20_Text">Meme principe a la difference que l'on verifie a chaque fois la position des deux personnages.</text:span></text:p>
      <text:p text:style-name="Preformatted_20_Text"/>
      <text:p text:style-name="Preformatted_20_Text"><text:span text:style-name="Source_20_Text"><text:s text:c="4"/>##Se deplacer:</text:span></text:p>
      <text:p text:style-name="Preformatted_20_Text"/>
      <text:p text:style-name="Preformatted_20_Text"><text:span text:style-name="Source_20_Text">#Jean-Michel:</text:span></text:p>
      <text:p text:style-name="Preformatted_20_Text"><text:span text:style-name="Source_20_Text">Verification pour chaque direction que l'utilisateur veut prendre si il y a collision, sinon on se deplace.</text:span></text:p>
      <text:p text:style-name="Preformatted_20_Text"/>
      <text:p text:style-name="Preformatted_20_Text"><text:span text:style-name="Source_20_Text">#Cactus:</text:span></text:p>
      <text:p text:style-name="Preformatted_20_Text"><text:span text:style-name="Source_20_Text">Des qu'il rencontre un obstacle, il se reoriente.</text:span></text:p>
      <text:p text:style-name="Preformatted_20_Text"/>
      <text:p text:style-name="Preformatted_20_Text"><text:span text:style-name="Source_20_Text">#Tentacule:</text:span></text:p>
      <text:p text:style-name="Preformatted_20_Text"><text:span text:style-name="Source_20_Text">Il utilise le BFS pour se deplacer.</text:span></text:p>
      <text:p text:style-name="Preformatted_20_Text"/>
      <text:p text:style-name="Preformatted_20_Text"><text:span text:style-name="Source_20_Text"><text:s text:c="4"/>##Attaquer:</text:span></text:p>
      <text:p text:style-name="Preformatted_20_Text"/>
      <text:p text:style-name="Preformatted_20_Text"><text:span text:style-name="Source_20_Text">#Jean-Michel:</text:span></text:p>
      <text:p text:style-name="Preformatted_20_Text"/>
      <text:p text:style-name="Preformatted_20_Text"/>
      <text:p text:style-name="Preformatted_20_Text"><text:span text:style-name="Source_20_Text">#Ennemis:</text:span></text:p>
      <text:p text:style-name="Preformatted_20_Text"/>
      <text:p text:style-name="Preformatted_20_Text"/>
      <text:p text:style-name="Preformatted_20_Text"><text:span text:style-name="Source_20_Text"><text:s text:c="4"/>##Recuperer des objets:</text:span></text:p>
      <text:p text:style-name="P21"><text:span text:style-name="Source_20_Text">Des que Jean-Michel passe sur un objet, il recupere l'objet.</text:span></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8T13:51:06.428255276</dc:date>
    <meta:editing-duration>PT1H36M5S</meta:editing-duration>
    <meta:editing-cycles>13</meta:editing-cycles>
    <meta:document-statistic meta:table-count="0" meta:image-count="0" meta:object-count="0" meta:page-count="4" meta:paragraph-count="52" meta:word-count="540" meta:character-count="3596" meta:non-whitespace-character-count="3075"/>
  </office:meta>
</office:document-meta>
</file>